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style-name="gr1" draw:text-style-name="P1" svg:width="159.99mm" svg:height="89.99mm" svg:x="61.67mm" svg:y="10.62mm">
            <draw:object draw:notify-on-update-of-ranges="Munkalap1.A2:Munkalap1.B7 Munkalap1.C2:Munkalap1.C7 Munkalap1.D2:Munkalap1.D7 Munkalap1.E2:Munkalap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ategoria 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tegoria 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ategoria 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Categoria 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ategoria 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ategoria 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00.00.00</text:date>, <text:time style:data-style-name="N2" text:time-value="11:27:58.167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01T15:06:20.769000000</meta:creation-date>
    <dc:date>2019-07-09T11:29:27.631000000</dc:date>
    <meta:editing-duration>PT11M47S</meta:editing-duration>
    <meta:editing-cycles>5</meta:editing-cycles>
    <meta:generator>LibreOfficeDev/6.4.0.0.alpha0$Windows_X86_64 LibreOffice_project/49422a469646ad8be43ba828ca24c2484c26b9e8</meta:generator>
    <meta:document-statistic meta:table-count="1" meta:cell-count="2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3.703cm" style:legend-expansion="high" chart:style-name="ch2"/>
        <chart:plot-area chart:style-name="ch3" table:cell-range-address="Munkalap1.A2:Munkalap1.E7" chart:data-source-has-labels="column" svg:x="0.32cm" svg:y="0.18cm" svg:width="13.176cm" svg:height="8.64cm">
          <chartooo:coordinate-region svg:x="0.756cm" svg:y="0.379cm" svg:width="12.74cm" svg:height="7.396cm"/>
          <chart:axis chart:dimension="x" chart:name="primary-x" chart:style-name="ch4" chartooo:axis-type="auto">
            <chartooo:date-scale/>
            <chart:categories table:cell-range-address="Munkalap1.A2:Munkalap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nkalap1.C2:Munkalap1.C7" chart:class="chart:bar">
            <chart:data-point chart:repeated="6"/>
          </chart:series>
          <chart:series chart:style-name="ch8" chart:values-cell-range-address="Munkalap1.D2:Munkalap1.D7" chart:class="chart:bar">
            <chart:data-point chart:repeated="6"/>
          </chart:series>
          <chart:series chart:style-name="ch9" chart:values-cell-range-address="Munkalap1.E2:Munkalap1.E7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C</text:p>
              </table:table-cell>
              <table:table-cell office:value-type="string">
                <text:p>Oszlop D</text:p>
              </table:table-cell>
              <table:table-cell office:value-type="string">
                <text:p>Oszlop E</text:p>
              </table:table-cell>
            </table:table-row>
          </table:table-header-rows>
          <table:table-rows>
            <table:table-row>
              <table:table-cell office:value-type="float" office:value="2011">
                <text:p>2011 Categoria 1</text:p>
                <text:list>
                  <text:list-item>
                    <text:p/>
                  </text:list-item>
                  <text:list-item>
                    <text:p>Categoria 1</text:p>
                  </text:list-item>
                </text:list>
                <draw:g>
                  <svg:desc>Munkalap1.A2:Munkalap1.B7</svg:desc>
                </draw:g>
              </table:table-cell>
              <table:table-cell office:value-type="float" office:value="1">
                <text:p>1</text:p>
                <draw:g>
                  <svg:desc>Munkalap1.C2:Munkalap1.C7</svg:desc>
                </draw:g>
              </table:table-cell>
              <table:table-cell office:value-type="float" office:value="4">
                <text:p>4</text:p>
                <draw:g>
                  <svg:desc>Munkalap1.D2:Munkalap1.D7</svg:desc>
                </draw:g>
              </table:table-cell>
              <table:table-cell office:value-type="float" office:value="7">
                <text:p>7</text:p>
                <draw:g>
                  <svg:desc>Munkalap1.E2:Munkalap1.E7</svg:desc>
                </draw:g>
              </table:table-cell>
            </table:table-row>
            <table:table-row>
              <table:table-cell office:value-type="string">
                <text:p>2011 Categoria 2</text:p>
                <text:list>
                  <text:list-item>
                    <text:p/>
                  </text:list-item>
                  <text:list-item>
                    <text:p>Categoria 2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 Categoria 3</text:p>
                <text:list>
                  <text:list-item>
                    <text:p/>
                  </text:list-item>
                  <text:list-item>
                    <text:p>Categoria 3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2 Categoria 4</text:p>
                <text:list>
                  <text:list-item>
                    <text:p/>
                  </text:list-item>
                  <text:list-item>
                    <text:p>Categoria 4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 Categoria 5</text:p>
                <text:list>
                  <text:list-item>
                    <text:p/>
                  </text:list-item>
                  <text:list-item>
                    <text:p>Categoria 5</text:p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 Categoria 6</text:p>
                <text:list>
                  <text:list-item>
                    <text:p/>
                  </text:list-item>
                  <text:list-item>
                    <text:p>Categoria 6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6.4.0.0.alpha0$Windows_X86_64 LibreOffice_project/49422a469646ad8be43ba828ca24c2484c26b9e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